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066F6237506A35A0A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50%"/>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text-properties fo:font-weight="normal" style:font-weight-asian="normal"/>
    </style:style>
    <style:style style:name="P9" style:family="paragraph" style:parent-style-name="Standard">
      <style:paragraph-properties fo:line-height="115%"/>
      <style:text-properties fo:font-weight="normal" style:font-weight-asian="normal"/>
    </style:style>
    <style:style style:name="P10" style:family="paragraph" style:parent-style-name="Standard">
      <style:paragraph-properties fo:line-height="115%" fo:text-align="justify" style:justify-single-word="false"/>
      <style:text-properties fo:font-weight="normal" style:font-weight-asian="normal"/>
    </style:style>
    <style:style style:name="P11" style:family="paragraph" style:parent-style-name="Standard">
      <style:paragraph-properties fo:line-height="150%"/>
      <style:text-properties fo:font-weight="normal" style:font-weight-asian="normal"/>
    </style:style>
    <style:style style:name="P12" style:family="paragraph" style:parent-style-name="Standard" style:master-page-name="Converted1">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13" style:family="paragraph" style:parent-style-name="Standard">
      <style:paragraph-properties fo:line-height="150%" fo:text-align="justify" style:justify-single-word="false" fo:break-before="pag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P15"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T1" style:family="text">
      <style:text-properties fo:font-size="20pt" fo:font-weight="bold" style:font-size-asian="20pt" style:font-weight-asian="bold" style:font-size-complex="20pt"/>
    </style:style>
    <style:style style:name="T2" style:family="text">
      <style:text-properties style:text-position="super 58%"/>
    </style:style>
    <style:style style:name="T3" style:family="text">
      <style:text-properties style:text-position="super 58%" fo:font-size="20pt" fo:font-weight="normal" style:font-size-asian="20pt" style:font-weight-asian="normal" style:font-size-complex="20pt"/>
    </style:style>
    <style:style style:name="T4" style:family="text">
      <style:text-properties fo:font-weight="normal" style:font-weight-asian="normal"/>
    </style:style>
    <style:style style:name="T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7" style:family="text">
      <style:text-properties fo:font-weight="bold" style:font-weight-asian="bold"/>
    </style:style>
    <style:style style:name="T8" style:family="text">
      <style:text-properties fo:color="#2a6099" fo:font-weight="normal" style:font-weight-asian="normal"/>
    </style:style>
    <style:style style:name="T9"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text:span text:style-name="T1">Welcome to PyRTL</text:span><text:span text:style-name="T3"><text:note text:id="ftn1" text:note-class="footnote"><text:note-citation>1</text:note-citation><text:note-body><text:p text:style-name="P12"><text:span text:style-name="T2"/><text:span text:style-name="T5"><text:tab/>This assignment is inspired by CSE x25 - Assignment 1 used in UC Santa Cruz</text:span></text:p></text:note-body></text:note></text:span></text:p>
      <text:p text:style-name="Standard"/>
      <text:p text:style-name="P2"/>
      <text:p text:style-name="Standard"><text:span text:style-name="T7">PyRTL Installation:</text:span></text:p>
      <text:p text:style-name="Standard"/>
      <text:p text:style-name="P5"><text:tab/>Installation of PyRTL is very easy. The following is from the manual written by one of the authors and pioneers <text:s/>of this fantastic project, Dr. Tim Sherwood, UC Santa Barbara.</text:p>
      <text:p text:style-name="P5"/>
      <text:p text:style-name="P5"><text:tab/>To install this package you can issue this command in terminal in all three major operating systems Windows, Mac and Linux:</text:p>
      <text:p text:style-name="Standard"/>
      <text:p text:style-name="P1"><text:span text:style-name="T7">pip install pyrtl</text:span></text:p>
      <text:p text:style-name="P4"/>
      <text:p text:style-name="P5"><text:tab/>PyRTL is listed in PyPI and can be installed with <text:span text:style-name="T7">pip</text:span> or <text:span text:style-name="T7">pip3</text:span>. If the above command fails due to insufficient permissions, you may need to do <text:span text:style-name="T7">sudo pip install pyrtl</text:span> (to install as superuser) or </text:p>
      <text:p text:style-name="P5"><text:span text:style-name="T7">pip install --user pyrtl</text:span> (to install as a normal user). PyRTL is tested to work with Python 3.8+.</text:p>
      <text:p text:style-name="P6"/>
      <text:p text:style-name="P6"><text:span text:style-name="T7">Using the Template (skeleton file)</text:span></text:p>
      <text:p text:style-name="P9"/>
      <text:p text:style-name="P7"><text:span text:style-name="T4"><text:tab/>You will develop your project on the skeleton file which has the necessary parts for your project to work and you build up on that. The files exist in the repository named </text:span><text:span text:style-name="T7">lfsr_combinatorial.py</text:span><text:span text:style-name="T4"> and </text:span><text:span text:style-name="T7">lfsr_behavioral.py</text:span><text:span text:style-name="T4">.</text:span></text:p>
      <text:p text:style-name="P11"/>
      <text:p text:style-name="P4"><text:span text:style-name="T7">A Few Words About LSFR</text:span></text:p>
      <text:p text:style-name="P3"/>
      <text:p text:style-name="P5"><text:span text:style-name="T4"><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span></text:p>
      <text:p text:style-name="P4"><text:span text:style-name="T4">From Wikipedia.org</text:span></text:p>
      <text:p text:style-name="P4"><text:span text:style-name="T4"><text:tab/></text:span><text:span text:style-name="T8">https://en.wikipedia.org/wiki/Linear-feedback_shift_register</text:span></text:p>
      <text:p text:style-name="P4"><text:span text:style-name="T4">From eetimes.com</text:span></text:p>
      <text:p text:style-name="P4"><text:soft-page-break/><text:span text:style-name="T4"><text:tab/></text:span><text:span text:style-name="T8">https://www.eetimes.com/tutorial-linear-feedback-shift-registers-lfsrs-part-1/</text:span></text:p>
      <text:p text:style-name="P11"/>
      <text:p text:style-name="P13"><text:span text:style-name="T4"><text:tab/>Below is a diagram of an LFSR. Note that the boxes with numbers inside them are not flip-flops, they are modules that you have to implement the way that the whole LFSR can be initialized to a predetermined number upon Initialization and keeps on generating pseudo-random numbers in the output of each box. The arrows indicate the data flow. The numbers inside the boxes are the bit position for this 8 bit LFSR.</text:span></text:p>
      <text:p text:style-name="P2"/>
      <text:p text:style-name="P2"><draw:frame draw:style-name="fr1" draw:name="image1.png" text:anchor-type="char" svg:x="0in" svg:y="0.0008in" svg:width="6.9252in" svg:height="0.7681in" draw:z-index="0"><draw:image xlink:href="Pictures/100000000000039700000066F6237506A35A0A91.png" xlink:type="simple" xlink:show="embed" xlink:actuate="onLoad" loext:mime-type="image/png"/></draw:frame></text:p>
      <text:p text:style-name="Standard"><text:span text:style-name="T9">PART 1</text:span><text:span text:style-name="T7"><text:tab/></text:span></text:p>
      <text:p text:style-name="P2"/>
      <text:p text:style-name="Standard"><text:span text:style-name="T7">LSFR implementation in Combinatorial Logic</text:span></text:p>
      <text:p text:style-name="P8"/>
      <text:p text:style-name="P5"><text:span text:style-name="T4"><text:tab/>In this part, you will implement the LFSR in a combinatorial way. Although it’s not a practical way to </text:span>do it in PyRTL<text:span text:style-name="T4">, because PyRTL is made to use abstraction. You will come out of this part of the lab appreciating the abstraction and see how abstraction makes designing digital circuits much easier.</text:span></text:p>
      <text:p text:style-name="P8"/>
      <text:p text:style-name="P5"><text:span text:style-name="T4"><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7">combinatorial.py</text:span><text:span text:style-name="T4"> and build up your LFSR using that.</text:span></text:p>
      <text:p text:style-name="P2"/>
      <text:p text:style-name="P4"><text:span text:style-name="T9">PART 2</text:span></text:p>
      <text:p text:style-name="P4"><text:span text:style-name="T7">LFSR implementation in Behavioral Logic</text:span></text:p>
      <text:p text:style-name="P5"><text:span text:style-name="T4"><text:tab/>In this part, you will develop the LSFR </text:span>in a behavioral<text:span text:style-name="T4"> way. Use the skeleton file </text:span><text:span text:style-name="T7">behavioral.py</text:span><text:span text:style-name="T4"> and build up your LSFR using that.</text:span></text:p>
      <text:p text:style-name="P10"/>
      <text:p text:style-name="P5"><text:span text:style-name="T4"><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he rest of it is up to you to find what is the sequence of generated numbers in your wave form starting from “A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ssignment 1</text:span></text:p>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6" meta:word-count="532" meta:character-count="3229" meta:non-whitespace-character-count="2708"/>
    <meta:generator>LibreOfficeDev/6.0.5.2$Linux_X86_64 LibreOffice_project/</meta:generator>
  </office:meta>
</office:document-meta>
</file>